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851e" officeooo:paragraph-rsid="000e851e" style:font-size-asian="14pt" style:font-size-complex="14pt"/>
    </style:style>
    <style:style style:name="P2" style:family="paragraph" style:parent-style-name="Standard">
      <style:text-properties fo:font-size="14pt" officeooo:rsid="000e851e" officeooo:paragraph-rsid="000ec693" style:font-size-asian="14pt" style:font-size-complex="14pt"/>
    </style:style>
    <style:style style:name="P3" style:family="paragraph" style:parent-style-name="Standard">
      <style:text-properties fo:font-size="14pt" officeooo:rsid="000e851e" officeooo:paragraph-rsid="00106ce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e851e" officeooo:paragraph-rsid="000e851e" style:font-size-asian="14pt" style:font-size-complex="14pt"/>
    </style:style>
    <style:style style:name="P5" style:family="paragraph" style:parent-style-name="Standard">
      <style:text-properties fo:font-size="14pt" officeooo:rsid="000ec693" officeooo:paragraph-rsid="000ec693" style:font-size-asian="14pt" style:font-size-complex="14pt"/>
    </style:style>
    <style:style style:name="P6" style:family="paragraph" style:parent-style-name="Standard">
      <style:text-properties fo:font-size="14pt" officeooo:rsid="000ec693" officeooo:paragraph-rsid="00106ce3" style:font-size-asian="14pt" style:font-size-complex="14pt"/>
    </style:style>
    <style:style style:name="P7" style:family="paragraph" style:parent-style-name="Standard">
      <style:text-properties fo:font-size="14pt" fo:font-weight="bold" officeooo:rsid="000e851e" officeooo:paragraph-rsid="000e851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e851e" officeooo:paragraph-rsid="000ec69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ec693" officeooo:paragraph-rsid="000ec69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06ce3" officeooo:paragraph-rsid="00106ce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11044" officeooo:paragraph-rsid="0011104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1a483" officeooo:paragraph-rsid="0011a48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851e" officeooo:paragraph-rsid="000e851e" style:font-size-asian="20pt" style:font-weight-asian="bold" style:font-size-complex="20pt" style:font-weight-complex="bold"/>
    </style:style>
    <style:style style:name="T1" style:family="text">
      <style:text-properties officeooo:rsid="000ec693"/>
    </style:style>
    <style:style style:name="T2" style:family="text">
      <style:text-properties officeooo:rsid="000fd210"/>
    </style:style>
    <style:style style:name="T3" style:family="text">
      <style:text-properties officeooo:rsid="00106c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c69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1044" style:font-weight-asian="normal" style:font-weight-complex="normal"/>
    </style:style>
    <style:style style:name="T8" style:family="text">
      <style:text-properties fo:font-weight="normal" officeooo:rsid="0011a483" style:font-weight-asian="normal" style:font-weight-complex="normal"/>
    </style:style>
    <style:style style:name="T9" style:family="text">
      <style:text-properties officeooo:rsid="00111044"/>
    </style:style>
    <style:style style:name="T10" style:family="text">
      <style:text-properties officeooo:rsid="0011a4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r-Stories:</text:p>
      <text:p text:style-name="P13"/>
      <text:p text:style-name="P4"/>
      <text:p text:style-name="P1"/>
      <text:p text:style-name="P7">- Status einsehen</text:p>
      <text:p text:style-name="P1"><text:tab/>Als Kunde will ich den aktuellen Status meiner Bestellung einsehen, damit <text:tab/>ich <text:tab/>weiß wann meine <text:tab/>Pizza kommt.</text:p>
      <text:p text:style-name="P1"/>
      <text:p text:style-name="P2"><text:tab/><text:span text:style-name="T4">Test 1:</text:span> <text:span text:style-name="T1">Nachdem ich die Pizza bestellt habe und die Statusseite aufrufe, sehe <text:tab/>ich dort den aktuellen Status</text:span></text:p>
      <text:p text:style-name="P2"/>
      <text:p text:style-name="P2"><text:tab/><text:span text:style-name="T5">Test 2:</text:span><text:span text:style-name="T1"> Wenn die Pizza unterwegs ist, ist der Status auf „unterwegs“</text:span></text:p>
      <text:p text:style-name="P2"/>
      <text:p text:style-name="P8"><text:span text:style-name="T1">- Automatisches aktualisieren 1</text:span></text:p>
      <text:p text:style-name="P2"><text:tab/><text:span text:style-name="T1">Als Fahrer soll die Liste der auszuliefernden Pizzen automatisch <text:tab/>aktualisiert werden, damit ich<text:tab/>ohne Aufwand immer den aktuellen Stand sehe.</text:span></text:p>
      <text:p text:style-name="P2"/>
      <text:p text:style-name="P3"><text:tab/><text:span text:style-name="T5">Test 1:</text:span><text:span text:style-name="T1"> Wenn eine neue Bestellung fertig ist, wird diese automatisch meiner <text:tab/><text:tab/>Liste hinzugefügt. (Bestellung = Alle Pizzen einer Bestellung)</text:span></text:p>
      <text:p text:style-name="P2"/>
      <text:p text:style-name="P5"><text:tab/><text:span text:style-name="T4">Test 2:</text:span> Wenn ich eine Pizza als ausgeliefert <text:tab/>markiert habe, verschwindet diese <text:tab/><text:tab/>aus meiner Liste</text:p>
      <text:p text:style-name="P2"/>
      <text:p text:style-name="P9">-Automatisches aktualisieren 2</text:p>
      <text:p text:style-name="P5"><text:s/><text:tab/>Als Pizzabäcker soll die Bestellliste automatisch aktualisiert werden, damit <text:tab/>ich <text:s/><text:tab/>ohne Aufwand immer den aktuellen Stand sehe.</text:p>
      <text:p text:style-name="P5"/>
      <text:p text:style-name="P5"><text:tab/><text:span text:style-name="T4">Test 1:</text:span> Wenn eine neue <text:span text:style-name="T3">Bestellung aufgegeben</text:span>, wird diese mir in der Liste <text:tab/><text:tab/><text:tab/>automatisch angezeigt</text:p>
      <text:p text:style-name="P5"/>
      <text:p text:style-name="P6"><text:tab/><text:span text:style-name="T4">Test 2: </text:span>Wenn der Fahrer <text:span text:style-name="T2">eine Bestellung übernimmt, verschwindet diese aus <text:tab/><text:tab/>meiner Liste (übernimmt = Status: unterwegs)</text:span></text:p>
      <text:p text:style-name="P6"/>
      <text:p text:style-name="P10">- neue Pizza hinzufügen</text:p>
      <text:p text:style-name="P10"><text:tab/><text:span text:style-name="T6">Der Besitzer hat einen Servicevertrag mit </text:span><text:span text:style-name="T7">den Entwicklern, damit diese eine <text:tab/>neue Pizza nach telefonischer Rücksprache für eine Servicepauschaule von <text:tab/>19,90 € hinzufügen. (Dauer max. 24 Stunden).</text:span></text:p>
      <text:p text:style-name="P10"><text:span text:style-name="T7"/></text:p>
      <text:p text:style-name="P10"><text:tab/><text:span text:style-name="T9">Test 1: </text:span><text:span text:style-name="T7">Der Besitzer ruft die Entwickler an, diese fügen die gewünschte Pizza <text:tab/><text:tab/>hinzu und stellen dies in Rechnung.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oft-page-break/>- Auswahl bearbeiten</text:p>
      <text:p text:style-name="P11"><text:tab/><text:span text:style-name="T6">Als Kunde will ich meinen Warenkorb ändern können, damit ich z.B. </text:span></text:p>
      <text:p text:style-name="P11"><text:span text:style-name="T6"><text:tab/>Fehleingaben korrigieren kann.</text:span></text:p>
      <text:p text:style-name="P11"><text:span text:style-name="T6"/></text:p>
      <text:p text:style-name="P11"><text:span text:style-name="T6"><text:tab/></text:span>Test 1: <text:span text:style-name="T6">Der Kunde füllt seinen Warenkorb und klickt auf „A</text:span><text:span text:style-name="T8">lles</text:span><text:span text:style-name="T6"> löschen“. <text:tab/><text:tab/>Danach ist alles gelöscht.</text:span></text:p>
      <text:p text:style-name="P11"><text:span text:style-name="T6"/></text:p>
      <text:p text:style-name="P11"><text:span text:style-name="T6"><text:tab/></text:span>Test <text:span text:style-name="T10">2</text:span>: <text:span text:style-name="T8">Der Kunde markiert einen Warenkorbeintrag, klickt dann auf</text:span></text:p>
      <text:p text:style-name="P11"><text:span text:style-name="T8"><text:tab/><text:tab/>,,Auswahl löschen“, diese Auswahl ist dann gelöscht.</text:span></text:p>
      <text:p text:style-name="P11"><text:span text:style-name="T8"/></text:p>
      <text:p text:style-name="P12">- Bedienung via Smartphone</text:p>
      <text:p text:style-name="P12"><text:tab/><text:span text:style-name="T6">Als Kunde will ich eine angepasste Seite sehen, wenn ich diese via Smartphone <text:tab/>aufrufe, damit ich ein besseres User Experience habe.</text:span></text:p>
      <text:p text:style-name="P12"><text:span text:style-name="T6"/></text:p>
      <text:p text:style-name="P12"><text:span text:style-name="T6"><text:tab/></text:span>Test 1: <text:span text:style-name="T6">Website über normalen PC aufrufen, Darstellung ist normal.</text:span></text:p>
      <text:p text:style-name="P12"><text:span text:style-name="T6"/></text:p>
      <text:p text:style-name="P12"><text:span text:style-name="T6"><text:tab/></text:span>Test 2:<text:span text:style-name="T6"> Website über Smartphone aufrufen, Darstellung ist angepasst.</text:span></text:p>
      <text:p text:style-name="P12"><text:span text:style-name="T6"/></text:p>
      <text:p text:style-name="P12">- Warenkorb befüllen</text:p>
      <text:p text:style-name="P12"><text:tab/><text:span text:style-name="T6">Als Kunde will ich auf ein Pizzasymbol klicken, damit diese Pizza meinem <text:tab/>Warenkorb hinzugefügt wird.</text:span></text:p>
      <text:p text:style-name="P12"><text:span text:style-name="T6"/></text:p>
      <text:p text:style-name="P12">- Bestellung validieren</text:p>
      <text:p text:style-name="P12"><text:tab/><text:span text:style-name="T6">Als Besitzer will ich, dass die Adressdaten validiert werden, damit jede <text:tab/>Bestellung ausgeliefert werden kann.</text:span></text:p>
      <text:p text:style-name="P12"><text:span text:style-name="T6"/></text:p>
      <text:p text:style-name="P12">- <text:s/></text:p>
      <text:p text:style-name="P11"><text:span text:style-name="T6"/></text:p>
      <text:p text:style-name="P11"><text:span text:style-name="T6"><text:tab/></text:span></text:p>
      <text:p text:style-name="P10"><text:span text:style-name="T7"/></text:p>
      <text:p text:style-name="P10"><text:span text:style-name="T7"><text:tab/></text:span></text:p>
      <text:p text:style-name="P10"><text:tab/></text:p>
      <text:p text:style-name="P6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39:57.622000000</meta:creation-date>
    <dc:date>2017-04-07T10:01:11.546000000</dc:date>
    <meta:editing-duration>PT7M41S</meta:editing-duration>
    <meta:editing-cycles>1</meta:editing-cycles>
    <meta:document-statistic meta:table-count="0" meta:image-count="0" meta:object-count="0" meta:page-count="2" meta:paragraph-count="35" meta:word-count="343" meta:character-count="2345" meta:non-whitespace-character-count="1976"/>
    <meta:generator>LibreOffice/5.3.0.3$Windows_X86_64 LibreOffice_project/7074905676c47b82bbcfbea1aeefc84afe1c50e1</meta:generator>
  </office:meta>
</office:document-meta>
</file>